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95f3e6"/>
    </style:style>
    <style:style style:name="T1" style:family="text">
      <style:text-properties fo:language="ru" fo:country="RU" officeooo:rsid="00921275"/>
    </style:style>
    <style:style style:name="T2" style:family="text">
      <style:text-properties fo:language="ru" fo:country="RU" officeooo:rsid="0094fcba"/>
    </style:style>
    <style:style style:name="T3" style:family="text">
      <style:text-properties style:font-name="Calibri Light1" fo:font-size="10pt" fo:font-weight="250" officeooo:rsid="00921275"/>
    </style:style>
    <style:style style:name="T4" style:family="text">
      <style:text-properties style:font-name="Calibri Light1" fo:font-size="10pt" fo:font-weight="250" officeooo:rsid="0094fcba"/>
    </style:style>
    <style:style style:name="T5" style:family="text">
      <style:text-properties officeooo:rsid="00921275"/>
    </style:style>
    <style:style style:name="T6" style:family="text">
      <style:text-properties officeooo:rsid="0094fc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code">public async transaction(options: object, autoCallback: Function): Promise</text:p>
      <text:p text:style-name="_5f_text">Начать транзакцию. При использовании транзакций вы должны передать транзакцию в аргументе options, чтобы запрос выполнялся в рамках этой транзакции</text:p>
      <text:p text:style-name="_5f_code">try {</text:p>
      <text:p text:style-name="_5f_code"><text:s text:c="2"/>const transaction = await sequelize.transaction();</text:p>
      <text:p text:style-name="_5f_code"><text:s text:c="2"/>const user = await User.findOne(..., { transaction });</text:p>
      <text:p text:style-name="_5f_code"><text:s text:c="2"/>await user.update(..., { transaction });</text:p>
      <text:p text:style-name="_5f_code"><text:s text:c="2"/>await transaction.commit();</text:p>
      <text:p text:style-name="_5f_code">} catch {</text:p>
      <text:p text:style-name="_5f_code"><text:s text:c="2"/>await transaction.rollback()</text:p>
      <text:p text:style-name="_5f_code">}</text:p>
      <text:p text:style-name="_5f_text">В голом виде работать не будет. Нужно обернуть <text:span text:style-name="T5">в</text:span> async <text:span text:style-name="T3">функцию.</text:span></text:p>
      <text:p text:style-name="_5f_code">async function finishMyTask() {</text:p>
      <text:p text:style-name="_5f_code"><text:s text:c="2"/>try {</text:p>
      <text:p text:style-name="_5f_code"><text:s text:c="4"/>// <text:span text:style-name="T1">все функции </text:span>await </text:p>
      <text:p text:style-name="_5f_code"><text:s text:c="4"/>await ...</text:p>
      <text:p text:style-name="_5f_code"><text:s text:c="2"/>} catch(err) {</text:p>
      <text:p text:style-name="_5f_code"><text:s text:c="4"/>// Обработка всех ошибок</text:p>
      <text:p text:style-name="_5f_code"><text:s text:c="2"/>}</text:p>
      <text:p text:style-name="_5f_code">}</text:p>
      <text:p text:style-name="_5f_heading_5f_2">Неуправляемые транзакции</text:p>
      <text:p text:style-name="_5f_text">Начнем с примера:</text:p>
      <text:p text:style-name="_5f_code">// First, we start a transaction and save it into a variable</text:p>
      <text:p text:style-name="_5f_code">const t = await sequelize.transaction();</text:p>
      <text:p text:style-name="_5f_code"/>
      <text:p text:style-name="_5f_code">try {</text:p>
      <text:p text:style-name="_5f_code"/>
      <text:p text:style-name="_5f_code"><text:s text:c="2"/>// Then, we do some calls passing this transaction as an option:</text:p>
      <text:p text:style-name="_5f_code"/>
      <text:p text:style-name="_5f_code"><text:s text:c="2"/>const user = await User.create({</text:p>
      <text:p text:style-name="_5f_code"><text:s text:c="4"/>firstName: 'Bart',</text:p>
      <text:p text:style-name="_5f_code"><text:s text:c="4"/>lastName: 'Simpson'</text:p>
      <text:p text:style-name="_5f_code"><text:s text:c="2"/>}, { transaction: t });</text:p>
      <text:p text:style-name="_5f_code"/>
      <text:p text:style-name="_5f_code"><text:s text:c="2"/>await user.addSibling({</text:p>
      <text:p text:style-name="_5f_code"><text:s text:c="4"/>firstName: 'Lisa',</text:p>
      <text:p text:style-name="_5f_code"><text:s text:c="4"/>lastName: 'Simpson'</text:p>
      <text:p text:style-name="_5f_code"><text:s text:c="2"/>}, { transaction: t });</text:p>
      <text:p text:style-name="_5f_code"/>
      <text:p text:style-name="_5f_code"><text:s text:c="2"/>// If the execution reaches this line, no errors were thrown.</text:p>
      <text:p text:style-name="_5f_code"><text:s text:c="2"/>// We commit the transaction.</text:p>
      <text:p text:style-name="_5f_code"><text:s text:c="2"/>await t.commit();</text:p>
      <text:p text:style-name="_5f_code"/>
      <text:p text:style-name="_5f_code">} catch (error) {</text:p>
      <text:p text:style-name="_5f_code"/>
      <text:p text:style-name="_5f_code"><text:s text:c="2"/>// If the execution reaches this line, an error was thrown.</text:p>
      <text:p text:style-name="_5f_code"><text:s text:c="2"/>// We rollback the transaction.</text:p>
      <text:p text:style-name="_5f_code"><text:s text:c="2"/>await t.rollback();</text:p>
      <text:p text:style-name="_5f_code"/>
      <text:p text:style-name="_5f_code">}</text:p>
      <text:p text:style-name="_5f_text">Как показано выше, подход с использованием неуправляемых транзакций требует, чтобы при необходимости вы выполняли и откатывали транзакцию вручную.</text:p>
      <text:p text:style-name="_5f_heading_5f_2">Управляемые транзакции</text:p>
      <text:p text:style-name="_5f_text">Управляемые транзакции автоматически обрабатывают фиксацию или откат транзакции. Вы запускаете управляемую транзакцию, передавая обратный вызов sequelize.transaction. Этот обратный вызов может быть <text:soft-page-break/>async(и обычно так и есть).</text:p>
      <text:p text:style-name="_5f_text"/>
      <text:p text:style-name="_5f_text">В этом случае произойдет следующее:</text:p>
      <text:p text:style-name="_5f_text"/>
      <text:p text:style-name="_5f_text">Sequelize автоматически запустит транзакцию и получит объект транзакции t</text:p>
      <text:p text:style-name="_5f_text">Затем Sequelize выполнит предоставленный вами обратный вызов, передав t ему</text:p>
      <text:p text:style-name="_5f_text">Если ваш обратный вызов выдает ошибку, Sequelize автоматически откатит транзакцию.</text:p>
      <text:p text:style-name="_5f_text">Если ваш обратный вызов завершится успешно, Sequelize автоматически зафиксирует транзакцию.</text:p>
      <text:p text:style-name="_5f_text">Только тогда sequelize.transaction <text:span text:style-name="T4">вызов</text:span> будет урегулирован:</text:p>
      <text:p text:style-name="_5f_text">Либо разрешение с разрешением вашего обратного вызова</text:p>
      <text:p text:style-name="_5f_text">Или, если ваш обратный вызов выдает, отклонение с выданной ошибкой</text:p>
      <text:p text:style-name="_5f_text">Пример кода:</text:p>
      <text:p text:style-name="_5f_code">try {</text:p>
      <text:p text:style-name="_5f_code"/>
      <text:p text:style-name="_5f_code"><text:s text:c="2"/>const result = await sequelize.transaction(async (t) =&gt; {</text:p>
      <text:p text:style-name="_5f_code"/>
      <text:p text:style-name="_5f_code"><text:s text:c="4"/>const user = await User.create({</text:p>
      <text:p text:style-name="_5f_code"><text:s text:c="6"/>firstName: 'Abraham',</text:p>
      <text:p text:style-name="_5f_code"><text:s text:c="6"/>lastName: 'Lincoln'</text:p>
      <text:p text:style-name="_5f_code"><text:s text:c="4"/>}, { transaction: t });</text:p>
      <text:p text:style-name="_5f_code"/>
      <text:p text:style-name="_5f_code"><text:s text:c="4"/>await user.setShooter({</text:p>
      <text:p text:style-name="_5f_code"><text:s text:c="6"/>firstName: 'John',</text:p>
      <text:p text:style-name="_5f_code"><text:s text:c="6"/>lastName: 'Boothe'</text:p>
      <text:p text:style-name="_5f_code"><text:s text:c="4"/>}, { transaction: t });</text:p>
      <text:p text:style-name="_5f_code"/>
      <text:p text:style-name="_5f_code"><text:s text:c="4"/>return user;</text:p>
      <text:p text:style-name="_5f_code"/>
      <text:p text:style-name="_5f_code"><text:s text:c="2"/>});</text:p>
      <text:p text:style-name="_5f_code"/>
      <text:p text:style-name="_5f_code"><text:s text:c="2"/>// Если выполнение доходит до этой строки, транзакция успешно завершена</text:p>
      <text:p text:style-name="P1"><text:s text:c="2"/>// `result` - это то, что было возвращено из обратного вызова транзакции </text:p>
      <text:p text:style-name="P1"><text:s text:c="2"/>// (в данном случае ʻuser`)</text:p>
      <text:p text:style-name="_5f_code"/>
      <text:p text:style-name="_5f_code">} catch (error) {</text:p>
      <text:p text:style-name="_5f_code"/>
      <text:p text:style-name="_5f_code"><text:s text:c="2"/>// Если выполнение достигает этой строки, произошла ошибка.</text:p>
      <text:p text:style-name="_5f_code"><text:s text:c="2"/>// Транзакция уже была автоматически отменена Sequelize!</text:p>
      <text:p text:style-name="_5f_code"/>
      <text:p text:style-name="_5f_code">}</text:p>
      <text:p text:style-name="_5f_text">$ npm install --save sequelize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7T23:20:10.665000000</dc:date>
    <meta:editing-duration>P1DT18H43M57S</meta:editing-duration>
    <meta:editing-cycles>68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73" meta:word-count="394" meta:character-count="2875" meta:non-whitespace-character-count="2429"/>
  </office:meta>
</office:document-meta>
</file>